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637cm" fo:break-before="auto" style:use-optimal-row-height="true"/>
    </style:style>
    <style:style style:name="ro16" style:family="table-row">
      <style:table-row-properties style:row-height="4.357cm" fo:break-before="auto" style:use-optimal-row-height="true"/>
    </style:style>
    <style:style style:name="ro17" style:family="table-row">
      <style:table-row-properties style:row-height="2.427cm" fo:break-before="auto" style:use-optimal-row-height="true"/>
    </style:style>
    <style:style style:name="ro18" style:family="table-row">
      <style:table-row-properties style:row-height="3.217cm" fo:break-before="auto" style:use-optimal-row-height="true"/>
    </style:style>
    <style:style style:name="ro19" style:family="table-row">
      <style:table-row-properties style:row-height="4.914cm" fo:break-before="auto" style:use-optimal-row-height="true"/>
    </style:style>
    <style:style style:name="ro20" style:family="table-row">
      <style:table-row-properties style:row-height="0.877cm" fo:break-before="auto" style:use-optimal-row-height="true"/>
    </style:style>
    <style:style style:name="ro21" style:family="table-row">
      <style:table-row-properties style:row-height="2.515cm" fo:break-before="auto" style:use-optimal-row-height="true"/>
    </style:style>
    <style:style style:name="ro22" style:family="table-row">
      <style:table-row-properties style:row-height="4.006cm" fo:break-before="auto" style:use-optimal-row-height="true"/>
    </style:style>
    <style:style style:name="ro23" style:family="table-row">
      <style:table-row-properties style:row-height="4.299cm" fo:break-before="auto" style:use-optimal-row-height="true"/>
    </style:style>
    <style:style style:name="ro24" style:family="table-row">
      <style:table-row-properties style:row-height="3.743cm" fo:break-before="auto" style:use-optimal-row-height="true"/>
    </style:style>
    <style:style style:name="ro25" style:family="table-row">
      <style:table-row-properties style:row-height="4.796cm" fo:break-before="auto" style:use-optimal-row-height="true"/>
    </style:style>
    <style:style style:name="ro26" style:family="table-row">
      <style:table-row-properties style:row-height="3.8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58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58">
            <text:p>1001 <text:s/>140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58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59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59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59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59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59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59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">
            <text:p>1001 <text:s/>140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">
            <text:p>1001 <text:s/>1402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1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1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1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1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1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1">
            <text:p>1001 <text:s/>140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2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2">
            <text:p>1001 <text:s/>140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2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2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2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2">
            <text:p>1001 <text:s/>140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2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2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3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3">
            <text:p>1001 <text:s/>140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3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3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3">
            <text:p>1001 <text:s/>140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3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3">
            <text:p>1001 <text:s/>140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4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4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4">
            <text:p>1001 <text:s/>140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4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4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4">
            <text:p>1001 <text:s/>140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4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5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5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5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5">
            <text:p>1001 <text:s/>140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5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5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6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6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6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6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6">
            <text:p>1001 <text:s/>140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6">
            <text:p>1001 <text:s/>140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6">
            <text:p>1001 <text:s/>140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7">
            <text:p>1001 <text:s/>140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7">
            <text:p>1001 <text:s/>1402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8">
            <text:p>1001 <text:s/>140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8">
            <text:p>1001 <text:s/>140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8">
            <text:p>1001 <text:s/>140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8">
            <text:p>1001 <text:s/>140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9">
            <text:p>1001 <text:s/>140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9">
            <text:p>1001 <text:s/>140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69">
            <text:p>1001 <text:s/>140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">
            <text:p>1001 <text:s/>140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">
            <text:p>1001 <text:s/>140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1">
            <text:p>1001 <text:s/>140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1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1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2">
            <text:p>1001 <text:s/>140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2">
            <text:p>1001 <text:s/>140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2">
            <text:p>1001 <text:s/>140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2">
            <text:p>1001 <text:s/>140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2">
            <text:p>1001 <text:s/>1402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3">
            <text:p>1001 <text:s/>1402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3">
            <text:p>1001 <text:s/>1402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3">
            <text:p>1001 <text:s/>1402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3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3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3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3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3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3">
            <text:p>1001 <text:s/>140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4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4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4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4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4">
            <text:p>1001 <text:s/>140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4">
            <text:p>1001 <text:s/>140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4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5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5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5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5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5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5">
            <text:p>1001 <text:s/>140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5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5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6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6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6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6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6">
            <text:p>1001 <text:s/>140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6">
            <text:p>1001 <text:s/>140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7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7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7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8">
            <text:p>1001 <text:s/>140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8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8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8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8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9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9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9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9">
            <text:p>1001 <text:s/>140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9">
            <text:p>1001 <text:s/>140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9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9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9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9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9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9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9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9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9">
            <text:p>1001 <text:s/>140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1T14:02:40.79">
            <text:p>1001 <text:s/>1402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01T14:02:40.79">
            <text:p>1001 <text:s/>140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01T14:02:40.79">
            <text:p>2021/10/1 14:0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01T14:02:40.79">
            <text:p>1001 <text:s/>1402</text:p>
          </table:table-cell>
          <table:table-cell table:style-name="ce7" table:formula="of:=NOW()" office:value-type="date" office:date-value="2021-10-01T14:02:40.79">
            <text:p>1001 <text:s/>140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01T14:02:40.79">
            <text:p>1001 <text:s/>140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40]);&quot;)&quot;)" office:value-type="string" office:string-value="(40)">
            <text:p>(40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19" office:value-type="string">
            <text:p>máu / máu trên mặt của bạn / máu trên cánh tay của bạn</text:p>
          </table:table-cell>
          <table:table-cell table:style-name="ce21" office:value-type="string" table:number-columns-spanned="2" table:number-rows-spanned="1">
            <text:p>blood / blood on your face / blood on your arm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19" office:value-type="string">
            <text:p>anh ấy cắt chân / anh ấy cắt ngón tay / anh ấy cắt đầu</text:p>
          </table:table-cell>
          <table:table-cell table:style-name="ce21" office:value-type="string" table:number-columns-spanned="2" table:number-rows-spanned="1">
            <text:p>he cut his leg / he cut his fingers / he cut his head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0" office:value-type="string">
            <text:p>ឈាម / មុខ / មុខរបស់អ្នក / ដៃ / ដៃរបស់អ្នក</text:p>
          </table:table-cell>
          <table:table-cell table:style-name="ce21" office:value-type="string">
            <text:p>chien3[blood / mo_k6[face / mo_k3 rob6-wan3 nia_k6 / dai3[hand / dai3 rob6-wan3 nie_k6</text:p>
          </table:table-cell>
          <table:table-cell table:style-name="ce21" office:value-type="string">
            <text:p>blood / face / your face / arm / your arm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ربعاء، الثاني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wednesday, the twenty-second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بيست و دو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9">
            <text:p>9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một chiếc hộp / mang, mang theo / mang một chiếc hộp / anh ấy mang một chiếc hộp / anh ấy đã mang một chiếc hộp</text:p>
          </table:table-cell>
          <table:table-cell table:style-name="ce21" office:value-type="string" table:number-columns-spanned="2" table:number-rows-spanned="1">
            <text:p>a box / to carry / to carry a box / he carries a box / he was carrying a box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 office:value-type="float" office:value="11">
            <text:p>11</text:p>
          </table:table-cell>
          <table:table-cell table:style-name="ce3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kh-1-</text:p>
          </table:table-cell>
          <table:table-cell table:style-name="ce20" office:value-type="string">
            <text:p>ញ៉ាំ / អ្នកញ៉ាំ / គាត់ញ៉ាំ / ពួកគេញ៉ាំ</text:p>
          </table:table-cell>
          <table:table-cell table:style-name="ce21" office:value-type="string">
            <text:p>nyam3 / nya_k3 nyam6 / kwo_t3 nyam6 / poo3-kee3 nyam6</text:p>
          </table:table-cell>
          <table:table-cell table:style-name="ce21" office:value-type="string">
            <text:p>eat / you eat / he eats / they eat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12">
            <text:p>12</text:p>
          </table:table-cell>
          <table:table-cell table:style-name="ce3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내가 `평평 자리`에 도착할 무렵 달려왔다. (2) 이어, 미케도 왔다. (3) 공원 운동장의 남 쪽 벤치에서 소년들이 있었기 때문에 미케를 안아하고 항상 옹벽 앞으로 돌아갔다. &lt;2&gt; 이 때 크로는 먼저 `팽팽` 에서 혼자 ` 뒹굴` 을 하고 있었다. 그리고 천천히 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3">
            <text:p>13</text:p>
          </table:table-cell>
          <table:table-cell table:style-name="ce3" table:formula="of:=[.B1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dwudziesty trzeci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office:value-type="float" office:value="14">
            <text:p>14</text:p>
          </table:table-cell>
          <table:table-cell table:style-name="ce3" table:formula="of:=[.B1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ćwiczenie. (2) `kan`. dmuchanie na dziurze od piątej do zerowego. (3) kształt ust. &lt;1&gt; część już pod dolną wargą, gdzie skóra jest lekko wgnieciona, to część lekko unieś, do wewnętrz, a jednocześnie, podkręcasz górną wargę, aby obie usta, razem, tworzą drogi dla powietrza, drogi oddechow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5">
            <text:p>15</text:p>
          </table:table-cell>
          <table:table-cell table:style-name="ce3" table:formula="of:=[.B1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، الثالث عشرين من ايلول، الأسبوع الرابع، الشهر التاسع.</text:p>
          </table:table-cell>
          <table:table-cell table:style-name="ce21"/>
          <table:table-cell table:style-name="ce21" office:value-type="string">
            <text:p>it was friday, the twenty-third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6">
            <text:p>16</text:p>
          </table:table-cell>
          <table:table-cell table:style-name="ce3" table:formula="of:=[.B16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 و سوم ماه سپتامبر، هفته چهارم، ماه نهم بود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17">
            <text:p>17</text:p>
          </table:table-cell>
          <table:table-cell table:style-name="ce3" table:formula="of:=[.B17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углуби'те[deepen свои' мы'сли. / незави'симо от того', како'й проду'кт вы производи'те, все'&lt;jo&gt; зави'сит от стоя'щих[standing за ним мы'слеи.</text:p>
            <text:p><text:a xlink:href="http://benfranklin.chips.jp/cake_apps/Cake_IFM11/images/index_2?filter_memo=tome&amp;sort=file_name&amp;direction=desc&amp;RBs_AND_OR_Memo=AND">http://benfranklin.chips.jp/cake_apps/Cake_IFM11/images/index_2?filter_memo=tome&amp;sort=file_name&amp;direction=desc&amp;RBs_AND_OR_Memo=AND</text:a>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6T10:46:06.57">
            <text:p>0926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một hộp rơi. / một hộp rơi trên mặt đất. / một hộp rơi vào anh ta.</text:p>
          </table:table-cell>
          <table:table-cell table:style-name="ce21" office:value-type="string" table:number-columns-spanned="2" table:number-rows-spanned="1">
            <text:p>a box fell. / a box fell on the ground / a box fell on him.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office:value-type="float" office:value="19">
            <text:p>19</text:p>
          </table:table-cell>
          <table:table-cell table:style-name="ce3" table:formula="of:=[.B19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s : <text:a xlink:href="https://youtu.be/K8mbMJ4S-RU?t=915">https://youtu.be/K8mbMJ4S-RU?t=915</text:a></text:p>
            <text:p>sh : <text:a xlink:href="https://youtu.be/K8mbMJ4S-RU?t=939">https://youtu.be/K8mbMJ4S-RU?t=939</text:a></text:p>
            <text:p>ns : <text:a xlink:href="https://youtu.be/K8mbMJ4S-RU?t=966">https://youtu.be/K8mbMJ4S-RU?t=966</text:a></text:p>
            <text:p>t : <text:a xlink:href="https://youtu.be/K8mbMJ4S-RU?t=1000">https://youtu.be/K8mbMJ4S-RU?t=1000</text:a></text:p>
            <text:p>th : <text:a xlink:href="https://youtu.be/K8mbMJ4S-RU?t=1027">https://youtu.be/K8mbMJ4S-RU?t=1027</text:a></text:p>
          </table:table-cell>
          <table:table-cell table:style-name="ce21" office:value-type="string" table:number-columns-spanned="2" table:number-rows-spanned="1">
            <text:p>ts : <text:a xlink:href="https://youtu.be/K8mbMJ4S-RU?t=1061">https://youtu.be/K8mbMJ4S-RU?t=1061</text:a>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0">
            <text:p>20</text:p>
          </table:table-cell>
          <table:table-cell table:style-name="ce3" table:formula="of:=[.B20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평평자리에 달할 무렵, 크로는 그 위치의 옹벽 위에 있었다. &lt;2&gt; 다시 계단 아래에서 내려 오려고 했었는지. &lt;3&gt; 그대로 항상 옹벽으로. (2) 미케가 먼저 지상에 내려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1">
            <text:p>21</text:p>
          </table:table-cell>
          <table:table-cell table:style-name="ce3" table:formula="of:=[.B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ąty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22">
            <text:p>22</text:p>
          </table:table-cell>
          <table:table-cell table:style-name="ce3" table:formula="of:=[.B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office:value-type="float" office:value="23">
            <text:p>23</text:p>
          </table:table-cell>
          <table:table-cell table:style-name="ce3" table:formula="of:=[.B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خامس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saturday, the twenty-fifth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4">
            <text:p>24</text:p>
          </table:table-cell>
          <table:table-cell table:style-name="ce3" table:formula="of:=[.B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بيست و پنج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5">
            <text:p>25</text:p>
          </table:table-cell>
          <table:table-cell table:style-name="ce3" table:formula="of:=[.B2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ы и'щете[look-for цену на рис. / вы де'лаете это, потому что хоти'те по'&lt;a&gt;моть лю'дям, выра'щивающим рис.</text:p>
            <text:p><text:a xlink:href="http://benfranklin.chips.jp/cake_apps/Cake_IFM11/images/view/49348">http://benfranklin.chips.jp/cake_apps/Cake_IFM11/images/view/49348</text:a>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7T11:56:19.96">
            <text:p>0927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 នៅលើ មុខ / មុខ របស់ អ្នក / ឈាម នៅលើ មុខ របស់ អ្នក</text:p>
          </table:table-cell>
          <table:table-cell table:style-name="ce21" office:value-type="string">
            <text:p>chien3 / mo_k6 / chien3 man6-lou6 mo_k6 / mo_k6 rob-wan-nya_k6 / chien3 man6-lou6 mo_k6 rob-wan-nya_k6</text:p>
          </table:table-cell>
          <table:table-cell table:style-name="ce21" office:value-type="string">
            <text:p>blood / face / blood on the face / your face / blood on your face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8">
            <text:p>28</text:p>
          </table:table-cell>
          <table:table-cell table:style-name="ce3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먼저 운동장 근처, 이미. (2) 미케오 온다. 평평자리 좀 앞까지. (3) 페이스트 후 크로가 내려왔다. &lt;2&gt; 마사지. 하지만, 곧 옹벽으로 돌려 보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9">
            <text:p>29</text:p>
          </table:table-cell>
          <table:table-cell table:style-name="ce3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szósty września, czwarty tu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0">
            <text:p>30</text:p>
          </table:table-cell>
          <table:table-cell table:style-name="ce3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nowu `kan`, a potem `dai-kan`. (2) ruch przejściowy obu warg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31">
            <text:p>31</text:p>
          </table:table-cell>
          <table:table-cell table:style-name="ce3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سادس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sunday, the twenty-sixth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2">
            <text:p>32</text:p>
          </table:table-cell>
          <table:table-cell table:style-name="ce3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شش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3">
            <text:p>33</text:p>
          </table:table-cell>
          <table:table-cell table:style-name="ce3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 проли'ве Цугару, кора'бль опроки'нулся в 1954 году, двадцать шесто'е сентя'бря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8T10:32:35.98">
            <text:p>0928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cầu thang / thang máy / tường / sàn nhà / </text:p>
          </table:table-cell>
          <table:table-cell table:style-name="ce21" office:value-type="string" table:number-columns-spanned="2" table:number-rows-spanned="1">
            <text:p>階段。エレベーター。壁。床。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35">
            <text:p>35</text:p>
          </table:table-cell>
          <table:table-cell table:style-name="ce3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&lt;2&gt; 미케의 마사지를 시작했던 무렵, 크로가 돌출 뒤에서 왔다. (2) 돌아가기. &lt;1&gt; 미케는 스스로 돌아갔다. (3) 운동장에는 아무도 없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6">
            <text:p>36</text:p>
          </table:table-cell>
          <table:table-cell table:style-name="ce3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wudziesty siódmy września, pią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 office:value-type="float" office:value="37">
            <text:p>37</text:p>
          </table:table-cell>
          <table:table-cell table:style-name="ce3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 `kan`. &lt;1&gt; jak dla kształtu warg, poznałem[recognized inną nową formę. &lt;2&gt; warga dolna : unieś[raise każdą część wargi dolnej, prawie równomiernie[evenly. &lt;3&gt; warga górna : zakrzywiasz[curve czubek[tip wargi górnej w dół. &lt;4&gt; w ten sposób, popychasz[push wychodzący[out-going strumień[stream powietrza w dół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office:value-type="float" office:value="38">
            <text:p>38</text:p>
          </table:table-cell>
          <table:table-cell table:style-name="ce3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سابع عشرين من أيلول، الأسبوع الخامس، الشهر التاسع.</text:p>
          </table:table-cell>
          <table:table-cell table:style-name="ce21"/>
          <table:table-cell table:style-name="ce21" office:value-type="string">
            <text:p>it was monday, the twenty-seventh of september, the fif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9">
            <text:p>39</text:p>
          </table:table-cell>
          <table:table-cell table:style-name="ce3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بيست و هفتم ماه سپتامبر، هفته پنج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40">
            <text:p>40</text:p>
          </table:table-cell>
          <table:table-cell table:style-name="ce3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вадцать восьмое сентября : маркс и другие люди сформировали первый интернационал в 1864 году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1T13:39:42.39">
            <text:p>1001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របួស / ឈឺចាប់ / ឈាម / ជាទេ? / ល្អ / អាក្រក់</text:p>
          </table:table-cell>
          <table:table-cell table:style-name="ce21" office:value-type="string">
            <text:p>rbu6-oo3 / chuu3-cha_p3 / chiem3 / chuu3-tei3 / la6-oo3 / an3-tro4(3-&gt;6)</text:p>
          </table:table-cell>
          <table:table-cell table:style-name="ce21" office:value-type="string">
            <text:p>injury / pain / blood / how are you ? / good / bad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옆까지. (2) 곧 이어 미레도 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trzydziesty września, ostatniej dnia tego miesiąc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wczoraj po pierwszy raz, zagrałem melodię z dźwiękami `dai-kan`-u, używając dwu dźwię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4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druga sesja. w tym serie, tylko muzyka bluesowa. &lt;2&gt; tylko taka muzyka, która płynie w moim ciele; która wychodzi z mojego ciała, a nie z mojej kory mózgowej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formula="of:=ROW()" office:value-type="float" office:value="56">
            <text:p>56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01T14:02:37.55">
            <text:p>1001 <text:s/>140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01T14:02:37.55">
            <text:p>1001 <text:s/>1402</text:p>
          </table:table-cell>
          <table:table-cell table:style-name="ce7" table:formula="of:=NOW()" office:value-type="date" office:date-value="2021-10-01T14:02:40.96">
            <text:p>1001 <text:s/>140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01T14:02:40.96">
            <text:p>1001 <text:s/>1402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1">2021/10/01</text:date>, <text:time>14:02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01T14:02:40.27</dc:date>
    <dc:creator>iwabuchi ken</dc:creator>
    <meta:editing-duration>P7DT15H59M43S</meta:editing-duration>
    <meta:editing-cycles>1121</meta:editing-cycles>
    <meta:generator>OpenOffice/4.1.3$Win32 OpenOffice.org_project/413m1$Build-9783</meta:generator>
    <meta:document-statistic meta:table-count="2" meta:cell-count="1191" meta:object-count="0"/>
  </office:meta>
</office:document-meta>
</file>